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8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95cm" table:align="left"/>
    </style:style>
    <style:style style:name="Tabella1.A" style:family="table-column">
      <style:table-column-properties style:column-width="3.094cm"/>
    </style:style>
    <style:style style:name="Tabella1.B" style:family="table-column">
      <style:table-column-properties style:column-width="13.9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04cm" fo:margin-left="0cm" table:align="left"/>
    </style:style>
    <style:style style:name="Tabella2.A" style:family="table-column">
      <style:table-column-properties style:column-width="2.198cm"/>
    </style:style>
    <style:style style:name="Tabella2.B" style:family="table-column">
      <style:table-column-properties style:column-width="14.80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9fdf5" style:font-size-asian="11pt" style:font-size-complex="11pt"/>
    </style:style>
    <style:style style:name="P3" style:family="paragraph" style:parent-style-name="Standard">
      <style:text-properties fo:font-size="11pt" officeooo:paragraph-rsid="001c9e91" style:font-size-asian="11pt" style:font-size-complex="11pt"/>
    </style:style>
    <style:style style:name="P4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5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6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7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8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9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10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11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12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13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14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15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16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17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18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19" style:family="paragraph" style:parent-style-name="Standard">
      <style:text-properties fo:font-size="11pt" officeooo:paragraph-rsid="001c9e91" style:font-size-asian="11pt" style:font-size-complex="11pt"/>
    </style:style>
    <style:style style:name="P20" style:family="paragraph" style:parent-style-name="Standard">
      <style:text-properties fo:font-size="11pt" officeooo:paragraph-rsid="001df79e" style:font-size-asian="11pt" style:font-size-complex="11pt"/>
    </style:style>
    <style:style style:name="P21" style:family="paragraph" style:parent-style-name="Standard">
      <style:text-properties officeooo:paragraph-rsid="001df79e"/>
    </style:style>
    <style:style style:name="P22" style:family="paragraph" style:parent-style-name="Standard">
      <style:text-properties fo:color="#000000" loext:opacity="100%" style:font-name="Consolas" fo:font-size="10pt" officeooo:rsid="00202547" officeooo:paragraph-rsid="00202547" style:font-size-asian="10pt" style:font-size-complex="11pt"/>
    </style:style>
    <style:style style:name="P23" style:family="paragraph" style:parent-style-name="Standard" style:list-style-name="L5">
      <style:text-properties fo:color="#000000" loext:opacity="100%" style:font-name="Liberation Serif" fo:font-size="11pt" officeooo:rsid="00202547" officeooo:paragraph-rsid="00202547" style:font-size-asian="11pt" style:font-size-complex="11pt"/>
    </style:style>
    <style:style style:name="P24" style:family="paragraph" style:parent-style-name="Standard" style:list-style-name="L5">
      <style:text-properties fo:color="#000000" loext:opacity="100%" style:font-name="Liberation Serif" fo:font-size="11pt" officeooo:rsid="00213785" officeooo:paragraph-rsid="00213785" style:font-size-asian="11pt" style:font-size-complex="11pt"/>
    </style:style>
    <style:style style:name="P25" style:family="paragraph" style:parent-style-name="Standard" style:list-style-name="L5">
      <style:text-properties fo:color="#000000" loext:opacity="100%" style:font-name="Liberation Serif" fo:font-size="11pt" officeooo:rsid="00202547" officeooo:paragraph-rsid="00202547" style:font-size-asian="9.60000038146973pt" style:font-size-complex="11pt"/>
    </style:style>
    <style:style style:name="P26" style:family="paragraph" style:parent-style-name="Standard" style:list-style-name="L5">
      <style:text-properties fo:color="#000000" loext:opacity="100%" style:font-name="Liberation Serif" fo:font-size="11pt" officeooo:rsid="00213785" officeooo:paragraph-rsid="00213785" style:font-size-asian="9.60000038146973pt" style:font-size-complex="11pt"/>
    </style:style>
    <style:style style:name="P27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28" style:family="paragraph" style:parent-style-name="Table_20_Contents">
      <style:text-properties fo:font-size="11pt" officeooo:rsid="0005744e" officeooo:paragraph-rsid="001df79e" style:font-size-asian="11pt" style:font-size-complex="11pt"/>
    </style:style>
    <style:style style:name="P29" style:family="paragraph" style:parent-style-name="Table_20_Contents" style:list-style-name="L1">
      <style:text-properties fo:font-size="11pt" officeooo:rsid="0012d701" officeooo:paragraph-rsid="0012d701" style:font-size-asian="11pt" style:font-size-complex="11pt"/>
    </style:style>
    <style:style style:name="P30" style:family="paragraph" style:parent-style-name="Table_20_Contents">
      <style:text-properties fo:font-size="11pt" officeooo:rsid="0012d701" officeooo:paragraph-rsid="001df79e" style:font-size-asian="11pt" style:font-size-complex="11pt"/>
    </style:style>
    <style:style style:name="P31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32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33" style:family="paragraph" style:parent-style-name="Table_20_Contents">
      <style:text-properties fo:font-size="11pt" officeooo:rsid="00087ba9" officeooo:paragraph-rsid="001df79e" style:font-size-asian="11pt" style:font-size-complex="11pt"/>
    </style:style>
    <style:style style:name="P34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35" style:family="paragraph" style:parent-style-name="Table_20_Contents">
      <style:text-properties fo:font-size="11pt" officeooo:rsid="000a3b22" officeooo:paragraph-rsid="001df79e" style:font-size-asian="11pt" style:font-size-complex="11pt"/>
    </style:style>
    <style:style style:name="P36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37" style:family="paragraph" style:parent-style-name="Table_20_Contents" style:list-style-name="L3">
      <style:text-properties fo:font-size="11pt" officeooo:rsid="001c9e91" officeooo:paragraph-rsid="001c9e91" style:font-size-asian="11pt" style:font-size-complex="11pt"/>
    </style:style>
    <style:style style:name="P38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39" style:family="paragraph" style:parent-style-name="Table_20_Contents" style:list-style-name="L5">
      <style:text-properties fo:font-size="11pt" officeooo:rsid="001df79e" officeooo:paragraph-rsid="001df79e" style:font-size-asian="11pt" style:font-size-complex="11pt"/>
    </style:style>
    <style:style style:name="P40" style:family="paragraph" style:parent-style-name="Table_20_Contents" style:list-style-name="L5">
      <style:text-properties fo:font-size="11pt" officeooo:rsid="00202547" officeooo:paragraph-rsid="00202547" style:font-size-asian="11pt" style:font-size-complex="11pt"/>
    </style:style>
    <style:style style:name="T1" style:family="text">
      <style:text-properties officeooo:rsid="0012d701"/>
    </style:style>
    <style:style style:name="T2" style:family="text">
      <style:text-properties officeooo:rsid="001421db"/>
    </style:style>
    <style:style style:name="T3" style:family="text">
      <style:text-properties officeooo:rsid="001824be"/>
    </style:style>
    <style:style style:name="T4" style:family="text">
      <style:text-properties officeooo:rsid="001b78a5"/>
    </style:style>
    <style:style style:name="T5" style:family="text">
      <style:text-properties officeooo:rsid="001c9e91"/>
    </style:style>
    <style:style style:name="T6" style:family="text">
      <style:text-properties officeooo:rsid="001d61af"/>
    </style:style>
    <style:style style:name="T7" style:family="text">
      <style:text-properties officeooo:rsid="001da55b"/>
    </style:style>
    <style:style style:name="T8" style:family="text">
      <style:text-properties officeooo:rsid="001df79e"/>
    </style:style>
    <style:style style:name="T9" style:family="text">
      <style:text-properties officeooo:rsid="002137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Line2700271908688">
          <table:table-cell table:style-name="Table3.A1" office:value-type="string">
            <text:p text:style-name="P4">Nome</text:p>
          </table:table-cell>
          <table:table-cell table:style-name="Table3.B1" office:value-type="string">
            <text:p text:style-name="P4">Descrivi nuova rete</text:p>
          </table:table-cell>
        </table:table-row>
        <table:table-row table:style-name="TableLine2700271916848">
          <table:table-cell table:style-name="Table3.A2" office:value-type="string">
            <text:p text:style-name="P4">Attore</text:p>
          </table:table-cell>
          <table:table-cell table:style-name="Table3.B2" office:value-type="string">
            <text:p text:style-name="P4">Configuratore</text:p>
          </table:table-cell>
        </table:table-row>
        <table:table-row table:style-name="TableLine2700271926096">
          <table:table-cell table:style-name="Table3.A2" office:value-type="string">
            <text:p text:style-name="P4">Scenario principale</text:p>
          </table:table-cell>
          <table:table-cell table:style-name="Table3.B2" office:value-type="string">
            <text:list xml:id="list219017309" text:style-name="L1">
              <text:list-item>
                <text:p text:style-name="P27">Il configuratore inserisce il nome della rete.</text:p>
              </text:list-item>
              <text:list-item>
                <text:p text:style-name="P27">il configuratore inserisce <text:span text:style-name="T1">il nome di un nodo</text:span>.</text:p>
              </text:list-item>
              <text:list-item>
                <text:p text:style-name="P29">Il configuratore inserisce il nome di una transizione.</text:p>
              </text:list-item>
              <text:list-item>
                <text:p text:style-name="P29">Il configurate sceglie la direzione della relazione di flusso.</text:p>
              </text:list-item>
              <text:list-item>
                <text:p text:style-name="P31">l’utente invia il comando di terminazione dell’aggiunta di elementi.</text:p>
              </text:list-item>
              <text:list-item>
                <text:p text:style-name="P32">Il <text:span text:style-name="T2">sistema</text:span> chiede al configuratore se vuole salvare la rete.</text:p>
              </text:list-item>
              <text:list-item>
                <text:p text:style-name="P32">Il configuratore conferma il salvataggio della rete</text:p>
              </text:list-item>
              <text:list-item>
                <text:p text:style-name="P34">Il sistema salva la rete</text:p>
              </text:list-item>
            </text:list>
          </table:table-cell>
        </table:table-row>
        <table:table-row table:style-name="TableLine2700271929904">
          <table:table-cell table:style-name="Table3.A2" office:value-type="string">
            <text:p text:style-name="P4">Scenario alternativo</text:p>
          </table:table-cell>
          <table:table-cell table:style-name="Table3.B2" office:value-type="string">
            <text:p text:style-name="P13">5a1.Precondizione: il configuratore sceglie una relazione di flusso transizione-posto, con la transizione che non è puntata da nessun nodo.</text:p>
            <text:p text:style-name="P13">Il sistema stampa un messagio di errore.</text:p>
            <text:p text:style-name="P13">Torna al punto 2.</text:p>
          </table:table-cell>
        </table:table-row>
        <table:table-row table:style-name="TableLine2700271935344">
          <table:table-cell table:style-name="Table3.A2" office:value-type="string">
            <text:p text:style-name="P13">Scenario</text:p>
            <text:p text:style-name="P13">alternativo</text:p>
          </table:table-cell>
          <table:table-cell table:style-name="Table3.B2" office:value-type="string">
            <text:p text:style-name="P13">5a2.Precondizione: il configuratore sceglie di inserire altri elementi.</text:p>
            <text:p text:style-name="P13">Torna al punto 2.</text:p>
          </table:table-cell>
        </table:table-row>
        <table:table-row table:style-name="TableLine2700271933168">
          <table:table-cell table:style-name="Table3.A2" office:value-type="string">
            <text:p text:style-name="P5">Scenario alternativo</text:p>
          </table:table-cell>
          <table:table-cell table:style-name="Table3.B2" office:value-type="string">
            <text:p text:style-name="P5">6a1. Precondizione: il configuratore non salva la rete.</text:p>
            <text:p text:style-name="P5">&lt;&lt;<text:span text:style-name="T3">include&gt;&gt; “Scelta Operazione” ( ritorna al menù principale).</text:span></text:p>
          </table:table-cell>
        </table:table-row>
        <table:table-row table:style-name="TableLine2700271929632">
          <table:table-cell table:style-name="Table3.A2" office:value-type="string">
            <text:p text:style-name="P10">Scenario alternativo</text:p>
          </table:table-cell>
          <table:table-cell table:style-name="Table3.B2" office:value-type="string">
            <text:p text:style-name="P10">7a1. Precondizione: la rete salvata è già presente.</text:p>
            <text:p text:style-name="P10">Il sistema avvisa all’utente che la rete che sta salvando è già presente.</text:p>
            <text:p text:style-name="P6">&lt;&lt;<text:span text:style-name="T3">include&gt;&gt; “Scelta Operazione” ( ritorna al menù principale).</text:span></text:p>
          </table:table-cell>
        </table:table-row>
      </table:table>
      <text:p text:style-name="P2"/>
      <text:p text:style-name="P1"/>
      <table:table table:name="Table2" table:style-name="Table2">
        <table:table-column table:style-name="Table2.A"/>
        <table:table-column table:style-name="Table2.B"/>
        <table:table-row table:style-name="TableLine2700271914944">
          <table:table-cell table:style-name="Table2.A1" office:value-type="string">
            <text:p text:style-name="P11">Nome</text:p>
          </table:table-cell>
          <table:table-cell table:style-name="Table2.B1" office:value-type="string">
            <text:p text:style-name="P11">Visualizzazione reti salvate</text:p>
          </table:table-cell>
        </table:table-row>
        <table:table-row table:style-name="TableLine2700271924464">
          <table:table-cell table:style-name="Table2.A2" office:value-type="string">
            <text:p text:style-name="P11">Attore </text:p>
          </table:table-cell>
          <table:table-cell table:style-name="Table2.B2" office:value-type="string">
            <text:p text:style-name="P11">Configuratore</text:p>
          </table:table-cell>
        </table:table-row>
        <table:table-row table:style-name="TableLine2700271926640">
          <table:table-cell table:style-name="Table2.A2" office:value-type="string">
            <text:p text:style-name="P11">Scenario principale</text:p>
          </table:table-cell>
          <table:table-cell table:style-name="Table2.B2" office:value-type="string">
            <text:list xml:id="list1151718410" text:style-name="L2">
              <text:list-item>
                <text:p text:style-name="P36">Il sistema mostra al configuratore una lista con i nomi delle varie reti salvate.</text:p>
              </text:list-item>
              <text:list-item>
                <text:p text:style-name="P36">Il configuratore sceglie la rete da visualizzare <text:span text:style-name="T4">indicando il nome della rete.</text:span></text:p>
              </text:list-item>
              <text:list-item>
                <text:p text:style-name="P36">Il sistema visualizza la rete.</text:p>
              </text:list-item>
            </text:list>
          </table:table-cell>
        </table:table-row>
        <table:table-row table:style-name="TableLine2700271923920">
          <table:table-cell table:style-name="Table2.A2" office:value-type="string">
            <text:p text:style-name="P14">Scenario</text:p>
            <text:p text:style-name="P14">alternativo</text:p>
          </table:table-cell>
          <table:table-cell table:style-name="Table2.B2" office:value-type="string">
            <text:p text:style-name="P14">1a1. Precondizione: Non ci sono reti salvate da poter visualizzare.</text:p>
            <text:p text:style-name="P7">&lt;&lt;<text:span text:style-name="T3">include&gt;&gt; “Scelta Operazione” ( ritorna al menù principale).</text:span></text:p>
          </table:table-cell>
        </table:table-row>
      </table:table>
      <text:p text:style-name="P1"/>
      <text:p text:style-name="P1"/>
      <text:p text:style-name="P3"/>
      <table:table table:name="Tabella1" table:style-name="Tabella1">
        <table:table-column table:style-name="Tabella1.A"/>
        <table:table-column table:style-name="Tabella1.B"/>
        <table:table-row table:style-name="TableLine2700271927184">
          <table:table-cell table:style-name="Tabella1.A1" office:value-type="string">
            <text:p text:style-name="P12">Nome</text:p>
          </table:table-cell>
          <table:table-cell table:style-name="Tabella1.B1" office:value-type="string">
            <text:p text:style-name="P16">Scelta Operazione</text:p>
          </table:table-cell>
        </table:table-row>
        <table:table-row table:style-name="TableLine2700271930176">
          <table:table-cell table:style-name="Tabella1.A2" office:value-type="string">
            <text:p text:style-name="P12">Attore </text:p>
          </table:table-cell>
          <table:table-cell table:style-name="Tabella1.B2" office:value-type="string">
            <text:p text:style-name="P12">Configuratore</text:p>
          </table:table-cell>
        </table:table-row>
        <table:table-row table:style-name="TableLine2700271923376">
          <table:table-cell table:style-name="Tabella1.A2" office:value-type="string">
            <text:p text:style-name="P12">Scenario principale</text:p>
          </table:table-cell>
          <table:table-cell table:style-name="Tabella1.B2" office:value-type="string">
            <text:list xml:id="list3436779110" text:style-name="L3">
              <text:list-item>
                <text:p text:style-name="P37">Il sistema mostra le opzioni.</text:p>
              </text:list-item>
              <text:list-item>
                <text:p text:style-name="P37">Il configuratore sceglie di configurare una rete.</text:p>
              </text:list-item>
            </text:list>
          </table:table-cell>
        </table:table-row>
        <table:table-row table:style-name="TableLine2700271930448">
          <table:table-cell table:style-name="Tabella1.A2" office:value-type="string">
            <text:p text:style-name="P15">Scenario</text:p>
            <text:p text:style-name="P15">alternativo</text:p>
          </table:table-cell>
          <table:table-cell table:style-name="Tabella1.B2" office:value-type="string">
            <text:p text:style-name="P16">2a1.Precondizione: Il configuratore sceglie di configurare una rete di petri.</text:p>
            <text:p text:style-name="P8">&lt;&lt;<text:span text:style-name="T3">include&gt;&gt; “</text:span><text:span text:style-name="T5">Configura rete di Petri</text:span><text:span text:style-name="T3">”.</text:span></text:p>
            <text:p text:style-name="P16">2b1.Precondizione: Il configuratore sceglie di configurare una rete di petri con priorità.</text:p>
            <text:p text:style-name="P8">&lt;&lt;<text:span text:style-name="T3">include&gt;&gt; “</text:span><text:span text:style-name="T5">Configura rete di Petr</text:span><text:span text:style-name="T6">i con priorità”</text:span></text:p>
            <text:p text:style-name="P17">2<text:span text:style-name="T7">c</text:span>1.Precondizione: Il configuratore sceglie di <text:span text:style-name="T7">visualizzare le reti presenti</text:span>.</text:p>
            <text:p text:style-name="P9">&lt;&lt;<text:span text:style-name="T3">include&gt;&gt; “</text:span><text:span text:style-name="T7">Visualizza reti</text:span><text:span text:style-name="T6">”</text:span></text:p>
            <text:p text:style-name="P18">2d1.Precondizione:Il configuratore chiude il programma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20"><text:soft-page-break/></text:p>
      <table:table table:name="Tabella2" table:style-name="Tabella2">
        <table:table-column table:style-name="Tabella2.A"/>
        <table:table-column table:style-name="Tabella2.B"/>
        <table:table-row table:style-name="TableLine2700418761184">
          <table:table-cell table:style-name="Tabella2.A1" office:value-type="string">
            <text:p text:style-name="P28">Nome</text:p>
          </table:table-cell>
          <table:table-cell table:style-name="Tabella2.B1" office:value-type="string">
            <text:p text:style-name="P28">Descrivi nuova rete <text:span text:style-name="T8">di Petri</text:span></text:p>
          </table:table-cell>
        </table:table-row>
        <table:table-row table:style-name="TableLine2700418755744">
          <table:table-cell table:style-name="Tabella2.A2" office:value-type="string">
            <text:p text:style-name="P28">Attore</text:p>
          </table:table-cell>
          <table:table-cell table:style-name="Tabella2.B2" office:value-type="string">
            <text:p text:style-name="P28">Configuratore</text:p>
          </table:table-cell>
        </table:table-row>
        <table:table-row table:style-name="TableLine2700418781856">
          <table:table-cell table:style-name="Tabella2.A2" office:value-type="string">
            <text:p text:style-name="P28">Scenario principale</text:p>
          </table:table-cell>
          <table:table-cell table:style-name="Tabella2.B2" office:value-type="string">
            <text:list xml:id="list2523082467" text:style-name="L5">
              <text:list-item>
                <text:p text:style-name="P39">Visualizza le reti salvate.</text:p>
              </text:list-item>
              <text:list-item>
                <text:p text:style-name="P39">Il sistema chiede il nome di una rete esistente.</text:p>
              </text:list-item>
              <text:list-item>
                <text:p text:style-name="P39">Il sistema chiede il nome della rete di Petri.</text:p>
              </text:list-item>
              <text:list-item>
                <text:p text:style-name="P39">Il sistema avvisa il configuratore di avere inizializzato la rete con valori di default(marcatura=0 e peso=1).</text:p>
              </text:list-item>
              <text:list-item>
                <text:p text:style-name="P40">Il sistema presenta un menù: </text:p>
                <text:list>
                  <text:list-item>
                    <text:p text:style-name="P23">Modifica valori delle marcature dei posti</text:p>
                  </text:list-item>
                  <text:list-item>
                    <text:p text:style-name="P23">Modifica valori delle relazioni di flusso</text:p>
                  </text:list-item>
                  <text:list-item>
                    <text:p text:style-name="P23">Visualizza rete di Petri</text:p>
                  </text:list-item>
                  <text:list-item>
                    <text:p text:style-name="P23">Salva la rete di Petri</text:p>
                  </text:list-item>
                  <text:list-item>
                    <text:p text:style-name="P24">Non salvare e torna al menù principale</text:p>
                  </text:list-item>
                </text:list>
              </text:list-item>
            </text:list>
            <text:p text:style-name="P22"/>
            <text:list xml:id="list172529376014936" text:continue-numbering="true" text:style-name="L5">
              <text:list-item>
                <text:p text:style-name="P25">Il configuratore sceglia la prima opzione.</text:p>
              </text:list-item>
              <text:list-item>
                <text:p text:style-name="P25">Il sistema presenta la lista dei posti presenti con le marcature attuali.</text:p>
              </text:list-item>
              <text:list-item>
                <text:p text:style-name="P25">Il sistema chiede il nome del posto.</text:p>
              </text:list-item>
              <text:list-item>
                <text:p text:style-name="P25">Il sistema chiede il valore della nuova marcatura.</text:p>
              </text:list-item>
              <text:list-item>
                <text:p text:style-name="P25">Il sistema ripropone il punto 5.</text:p>
              </text:list-item>
              <text:list-item>
                <text:p text:style-name="P25">Il configuratore sceglie la seconda opzione.</text:p>
              </text:list-item>
              <text:list-item>
                <text:p text:style-name="P25">Il sistema presenta le relazioni di flusso presenti con i pesi attuali.</text:p>
              </text:list-item>
              <text:list-item>
                <text:p text:style-name="P25">Il s<text:span text:style-name="T9">istema chiede di inserire il nome della relazione di flusso(nome → nome)</text:span></text:p>
              </text:list-item>
              <text:list-item>
                <text:p text:style-name="P26">Il sistema chiede di inserire il nuovo peso per la relazione di flusso.</text:p>
              </text:list-item>
              <text:list-item>
                <text:p text:style-name="P26">Il sistema ripropone il punto 5.</text:p>
              </text:list-item>
              <text:list-item>
                <text:p text:style-name="P26">Il configuratore sceglie di salvare la rete di Petri.</text:p>
              </text:list-item>
              <text:list-item>
                <text:p text:style-name="P26">Il sistema salva la rete di Petri.</text:p>
              </text:list-item>
            </text:list>
          </table:table-cell>
        </table:table-row>
        <table:table-row table:style-name="TableLine2700418851488">
          <table:table-cell table:style-name="Tabella2.A2" office:value-type="string">
            <text:p text:style-name="P33">Scenario alternativo</text:p>
          </table:table-cell>
          <table:table-cell table:style-name="Tabella2.B2" office:value-type="string">
            <text:p text:style-name="P33"><text:span text:style-name="T9">1</text:span>6a1. Precondizione: il configuratore non salva la rete.</text:p>
            <text:p text:style-name="P33">&lt;&lt;<text:span text:style-name="T3">include&gt;&gt; “Scelta Operazione” ( ritorna al menù principale).</text:span></text:p>
          </table:table-cell>
        </table:table-row>
        <table:table-row table:style-name="TableLine2700418857472">
          <table:table-cell table:style-name="Tabella2.A2" office:value-type="string">
            <text:p text:style-name="P35">Scenario alternativo</text:p>
          </table:table-cell>
          <table:table-cell table:style-name="Tabella2.B2" office:value-type="string">
            <text:p text:style-name="P35"><text:span text:style-name="T9">1</text:span>7a1. Precondizione: la rete salvata è già presente.</text:p>
            <text:p text:style-name="P35">Il sistema avvisa all’utente che la rete che sta salvando è già presente.</text:p>
            <text:p text:style-name="P33">&lt;&lt;<text:span text:style-name="T3">include&gt;&gt; “Scelta Operazione” ( ritorna al menù principale).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11:22:27.612606582</meta:creation-date>
    <dc:date>2021-05-07T16:55:35.533000000</dc:date>
    <meta:editing-duration>PT5H6M47S</meta:editing-duration>
    <meta:editing-cycles>19</meta:editing-cycles>
    <meta:generator>LibreOffice/7.0.4.2$Windows_X86_64 LibreOffice_project/dcf040e67528d9187c66b2379df5ea4407429775</meta:generator>
    <meta:document-statistic meta:table-count="4" meta:image-count="0" meta:object-count="0" meta:page-count="2" meta:paragraph-count="90" meta:word-count="567" meta:character-count="3652" meta:non-whitespace-character-count="3207"/>
  </office:meta>
</office:document-meta>
</file>